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officeooo:rsid="0017df3f" officeooo:paragraph-rsid="0017df3f"/>
    </style:style>
    <style:style style:name="P4" style:family="paragraph" style:parent-style-name="Standard">
      <style:paragraph-properties fo:text-align="center" style:justify-single-word="false"/>
      <style:text-properties officeooo:rsid="0017df3f" officeooo:paragraph-rsid="0017df3f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7df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3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3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3">Opere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Naz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3">Nome nazione</text:p>
          </table:table-cell>
          <table:table-cell table:style-name="Table2.A1" office:value-type="string">
            <text:p text:style-name="P3">Testo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O/L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6T10:39:48.763470474</dc:date>
    <meta:editing-duration>PT2M15S</meta:editing-duration>
    <meta:editing-cycles>1</meta:editing-cycles>
    <meta:document-statistic meta:table-count="2" meta:image-count="0" meta:object-count="0" meta:page-count="1" meta:paragraph-count="37" meta:word-count="48" meta:character-count="295" meta:non-whitespace-character-count="284"/>
  </office:meta>
</office:document-meta>
</file>